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D000000BFFE9F6C89217AD275.png" manifest:media-type="image/png"/>
  <manifest:file-entry manifest:full-path="Pictures/100014180000085F00000EAED19C29FB334D6A04.svg" manifest:media-type="image/svg+xml"/>
  <manifest:file-entry manifest:full-path="Pictures/10000001000001E30000040A49A4D3A7BC242DE3.png" manifest:media-type="image/png"/>
  <manifest:file-entry manifest:full-path="Pictures/10001BFA00004A3F00009EC037D59E1177E2F559.wmf" manifest:media-type="image/x-wmf"/>
  <manifest:file-entry manifest:full-path="Pictures/1000000100000386000002583555C2170642305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opacity="0%" draw:fill-color="#ffffff" draw:textarea-vertical-align="middle"/>
    </style:style>
    <style:style style:name="gr3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color="#000000" loext:opacity="100%" style:font-name="Arial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000000" loext:opacity="100%" style:font-name="Arial" fo:font-size="22pt" style:font-size-asian="22pt" style:font-size-complex="22pt"/>
    </style:style>
    <style:style style:name="P7" style:family="paragraph">
      <style:paragraph-properties fo:text-align="center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5.91cm" svg:height="10.582cm" svg:x="7.13cm" svg:y="5.347cm">
          <draw:image xlink:href="Pictures/1000000100000386000002583555C21706423057.png" xlink:type="simple" xlink:show="embed" xlink:actuate="onLoad" draw:mime-type="image/png">
            <text:p/>
          </draw:image>
        </draw:frame>
        <draw:polygon draw:style-name="gr2" draw:text-style-name="P2" draw:layer="layout" svg:width="2.809cm" svg:height="1.199cm" svg:x="9.075cm" svg:y="10.614cm" svg:viewBox="0 0 2810 1200" draw:points="232,1200 2810,484 2649,0 0,716">
          <text:p/>
        </draw:polygon>
        <draw:polygon draw:style-name="gr2" draw:text-style-name="P2" draw:layer="layout" svg:width="0.858cm" svg:height="2.917cm" svg:x="18.669cm" svg:y="5.763cm" svg:viewBox="0 0 859 2918" draw:points="0,2846 448,2918 859,179 466,0">
          <text:p/>
        </draw:polygon>
        <draw:polygon draw:style-name="gr2" draw:text-style-name="P2" draw:layer="layout" svg:width="1.735cm" svg:height="1.628cm" svg:x="18.562cm" svg:y="14.302cm" svg:viewBox="0 0 1736 1629" draw:points="1002,1629 1736,1629 519,0 0,232">
          <text:p/>
        </draw:polygon>
        <draw:polygon draw:style-name="gr2" draw:text-style-name="P2" draw:layer="layout" svg:width="1.162cm" svg:height="1.002cm" svg:x="15.179cm" svg:y="14.91cm" svg:viewBox="0 0 1163 1003" draw:points="0,1003 572,1003 1163,251 787,0">
          <text:p/>
        </draw:polygon>
        <draw:path draw:style-name="gr3" draw:text-style-name="P1" draw:layer="layout" svg:width="11.518cm" svg:height="1.009cm" draw:transform="rotate (2.24187542418672) translate (19.5639991588989cm 15.3940006678444cm)" svg:viewBox="0 0 11519 1010" svg:d="M0 0c7109-1 7544 230 11519 1010">
          <text:p/>
        </draw:path>
        <draw:frame draw:style-name="gr1" draw:text-style-name="P1" draw:layer="layout" svg:width="0.65cm" svg:height="1.4cm" svg:x="18.803cm" svg:y="12.344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4" draw:text-style-name="P4" draw:layer="layout" svg:width="3.362cm" svg:height="1.987cm" svg:x="18.583cm" svg:y="7.26cm">
          <draw:text-box>
            <text:p text:style-name="P3"><text:span text:style-name="T1">Münster-berg</text:span></text:p>
          </draw:text-box>
        </draw:frame>
        <draw:frame draw:style-name="gr5" draw:text-style-name="P4" draw:layer="layout" svg:width="4.417cm" svg:height="1.119cm" svg:x="8.085cm" svg:y="10.535cm">
          <draw:text-box>
            <text:p text:style-name="P3"><text:span text:style-name="T1">Streitgasse</text:span></text:p>
          </draw:text-box>
        </draw:frame>
        <draw:frame draw:style-name="gr4" draw:text-style-name="P6" draw:layer="layout" svg:width="3.801cm" svg:height="1.987cm" svg:x="13.235cm" svg:y="13.958cm">
          <draw:text-box>
            <text:p text:style-name="P5"><text:span text:style-name="T1">Kaufhaus-gasse</text:span></text:p>
          </draw:text-box>
        </draw:frame>
        <draw:frame draw:style-name="gr1" draw:text-style-name="P1" draw:layer="layout" svg:width="0.65cm" svg:height="1.4cm" svg:x="14.051cm" svg:y="5.672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1" draw:text-style-name="P1" draw:layer="layout" svg:width="0.65cm" svg:height="1.4cm" svg:x="12.444cm" svg:y="5.464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6" draw:text-style-name="P7" draw:layer="layout" svg:width="0.39cm" svg:height="0.7cm" svg:x="14.426cm" svg:y="6.96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4.969cm" svg:y="7.91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5.597cm" svg:y="8.88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6.293cm" svg:y="9.78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7.006cm" svg:y="10.7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7.702cm" svg:y="11.683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8.602cm" svg:y="12.956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9.467cm" svg:y="14.06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20.163cm" svg:y="15.0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4" draw:text-style-name="P4" draw:layer="layout" svg:width="3.141cm" svg:height="1.987cm" svg:x="19.554cm" svg:y="13.951cm">
          <draw:text-box>
            <text:p text:style-name="P3"><text:span text:style-name="T1">Freie Strasse</text:span></text:p>
          </draw:text-box>
        </draw:frame>
        <draw:frame draw:style-name="gr6" draw:text-style-name="P7" draw:layer="layout" svg:width="0.39cm" svg:height="0.7cm" svg:x="13.441cm" svg:y="7.20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3.968cm" svg:y="8.27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4.375cm" svg:y="9.32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5.105cm" svg:y="10.053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1" draw:text-style-name="P1" draw:layer="layout" svg:width="0.65cm" svg:height="1.4cm" svg:x="15.156cm" svg:y="10.506cm">
          <draw:image xlink:href="Pictures/10001BFA00004A3F00009EC037D59E1177E2F559.wmf" xlink:type="simple" xlink:show="embed" xlink:actuate="onLoad" draw:mime-type="image/x-wmf">
            <text:p/>
          </draw:image>
          <draw:image xlink:href="Pictures/10000001000001E30000040A49A4D3A7BC242DE3.png" xlink:type="simple" xlink:show="embed" xlink:actuate="onLoad" draw:mime-type="image/png"/>
        </draw:frame>
        <draw:frame draw:style-name="gr6" draw:text-style-name="P7" draw:layer="layout" svg:width="0.39cm" svg:height="0.7cm" svg:x="15.92cm" svg:y="11.224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6.666cm" svg:y="12.20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7.26cm" svg:y="13.41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7" draw:layer="layout" svg:width="0.39cm" svg:height="0.7cm" svg:x="18.551cm" svg:y="14.722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8-10-23T19:42:45.414402087</meta:creation-date>
    <dc:date>2022-08-18T17:58:03.474924691</dc:date>
    <meta:editing-duration>PT40M18S</meta:editing-duration>
    <meta:editing-cycles>4</meta:editing-cycles>
    <meta:generator>LibreOffice/7.3.4.2$MacOSX_X86_64 LibreOffice_project/728fec16bd5f605073805c3c9e7c4212a0120dc5</meta:generator>
    <meta:document-statistic meta:object-count="31"/>
  </office:meta>
</office:document-meta>
</file>